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ax-height="0cm" fo:min-height="0cm"/>
    </style:style>
    <style:style style:name="gr2" style:family="graphic" style:parent-style-name="standard">
      <style:graphic-properties fo:background-color="#00ff0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fo:background-color="#00ffff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  <style:text-properties style:text-line-through-style="none" fo:font-style="normal" style:text-underline-style="none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text form:name="TextBox1" form:control-implementation="ooo:com.sun.star.form.component.TextField" form:id="control1" form:current-value="Einzeilig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Button" form:control-implementation="ooo:com.sun.star.form.component.CommandButton" form:id="control2" form:label="Schaltfläche" form:button-type="url" office:target-frame="" xlink:href="http://www.google.de/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1" draw:layer="layout" svg:width="25.199cm" svg:height="3.507cm" svg:x="1.4cm" svg:y="0.837cm" presentation:class="title">
          <draw:text-box>
            <text:p text:style-name="P1">Erste Seite</text:p>
          </draw:text-box>
        </draw:frame>
        <draw:frame draw:style-name="gr1" draw:text-style-name="P1" draw:layer="layout" svg:width="6.839cm" svg:height="0.963cm" svg:x="16.83cm" svg:y="15cm">
          <draw:text-box>
            <text:p text:style-name="P1">Eine normale Textbox.</text:p>
          </draw:text-box>
        </draw:frame>
        <draw:control draw:style-name="gr2" draw:text-style-name="P2" draw:layer="controls" svg:width="9.5cm" svg:height="2cm" svg:x="3.5cm" svg:y="13cm" draw:control="control1"/>
        <draw:control draw:style-name="standard" draw:text-style-name="P3" draw:layer="controls" svg:width="8.5cm" svg:height="3cm" svg:x="15.5cm" svg:y="10cm" draw:control="control2"/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textarea form:name="TextBox" form:control-implementation="ooo:com.sun.star.form.component.TextField" form:id="control1" form:current-value="mehrzeilig&#10;eine Zeile&#10;und noch eine Zeile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</form:form>
        </office:forms>
        <draw:frame presentation:style-name="pr1" draw:text-style-name="P1" draw:layer="layout" svg:width="25.199cm" svg:height="3.507cm" svg:x="1.4cm" svg:y="0.837cm" presentation:class="title">
          <draw:text-box>
            <text:p text:style-name="P1">zweite Seite</text:p>
          </draw:text-box>
        </draw:frame>
        <draw:control draw:style-name="gr4" draw:text-style-name="P2" draw:layer="controls" svg:width="6cm" svg:height="2cm" svg:x="5cm" svg:y="4.5cm" draw:control="control1"/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force-manual="true" presentation:start-with-navigator="tru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1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2$Build-8964
  </meta:generator>
    <meta:initial-creator>Regina Henschel</meta:initial-creator>
    <meta:creation-date>2005-10-29T21:15:49</meta:creation-date>
    <dc:creator>Regina Henschel</dc:creator>
    <dc:date>2005-10-30T15:30:16</dc:date>
    <dc:language>de-DE</dc:language>
    <meta:editing-cycles>13</meta:editing-cycles>
    <meta:editing-duration>PT1H24M34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